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ansinterligne" style:master-page-name="MPF0" style:family="paragraph">
      <style:paragraph-properties fo:break-before="page" style:page-number="auto"/>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style:font-name="Calibri Light" style:font-name-asian="Times New Roman" style:font-name-complex="Times New Roman" fo:font-weight="bold" style:font-weight-asian="bold" style:font-weight-complex="bold" fo:color="#262626" fo:font-size="36pt" style:font-size-asian="36pt" style:font-size-complex="36pt"/>
    </style:style>
    <style:style style:name="P5" style:parent-style-name="Normal" style:family="paragraph">
      <style:paragraph-properties fo:margin-top="0.0833in"/>
      <style:text-properties fo:color="#000000" fo:font-size="26pt" style:font-size-asian="26pt" style:font-size-complex="26pt"/>
    </style:style>
    <style:style style:name="P6" style:parent-style-name="Normal" style:family="paragraph">
      <style:paragraph-properties fo:text-align="center"/>
      <style:text-properties style:font-name="Calibri Light" style:font-name-asian="Times New Roman" style:font-name-complex="Times New Roman" fo:color="#FFFFFF" fo:font-size="12pt" style:font-size-asian="12pt" style:font-size-complex="12pt"/>
    </style:style>
    <style:style style:name="P7" style:parent-style-name="Normal" style:family="paragraph">
      <style:text-properties fo:font-weight="bold" style:font-weight-asian="bold" fo:color="#000000" fo:font-size="16pt" style:font-size-asian="16pt" style:font-size-complex="13pt"/>
    </style:style>
    <style:style style:name="P8" style:parent-style-name="Sous-titre" style:family="paragraph">
      <style:paragraph-properties fo:text-indent="0.0395in"/>
    </style:style>
    <style:style style:name="T9" style:parent-style-name="Policepardéfaut" style:family="text">
      <style:text-properties fo:font-size="16pt" style:font-size-asian="16pt"/>
    </style:style>
    <style:style style:name="T10" style:parent-style-name="Policepardéfaut" style:family="text">
      <style:text-properties fo:font-weight="bold" style:font-weight-asian="bold" style:font-weight-complex="bold" fo:font-size="10pt" style:font-size-asian="10pt" style:font-size-complex="10pt"/>
    </style:style>
    <style:style style:name="P11" style:parent-style-name="Sous-titre" style:family="paragraph">
      <style:paragraph-properties fo:text-indent="0.0395in"/>
      <style:text-properties fo:font-weight="bold" style:font-weight-asian="bold" style:font-weight-complex="bold" fo:font-size="10pt" style:font-size-asian="10pt" style:font-size-complex="10pt"/>
    </style:style>
    <style:style style:name="P12" style:parent-style-name="Normal" style:family="paragraph">
      <style:paragraph-properties fo:break-before="page"/>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8" style:parent-style-name="Graphics">
      <style:graphic-properties fo:wrap-option="wrap" fo:padding-top="0.1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graphic-properties style:wrap="parallel" style:wrap-contour="false" style:horizontal-rel="page-content" style:vertical-rel="page-content" style:horizontal-pos="from-left" style:vertical-pos="from-top"/>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draw:g draw:z-index="251659264" draw:name="Groupe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2"><text:span text:style-name="T3">[Date]</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0288" draw:id="id29" draw:style-name="a26" draw:name="Zone de texte 1" text:anchor-type="paragraph" svg:x="3.47292in" svg:y="2.04653in" svg:width="3.7125in" svg:height="1.2875in" style:rel-width="scale" style:rel-height="scale"><draw:text-box><text:p text:style-name="Sansinterligne"><text:span text:style-name="T4">Cahier de charge</text:span></text:p><text:p text:style-name="P5">Smart School</text:p></draw:text-box><svg:title/><svg:desc/></draw:frame></text:p>
      <text:p text:style-name="Normal"><draw:g draw:z-index="251663360" draw:name="Groupe 198" draw:id="id32" draw:style-name="a29" text:anchor-type="paragraph"><svg:title/><svg:desc/><draw:custom-shape svg:x="1.08889in" svg:y="7.14824in" svg:width="3.9in" svg:height="0.19283in" draw:id="id30" draw:style-name="a27" draw:name="Rectangle 199"><svg:title/><svg:desc/><text:p text:style-name="P6"/><draw:enhanced-geometry draw:type="non-primitive" svg:viewBox="0 0 21600 21600" draw:enhanced-path="M 0 0 L 21600 0 21600 21600 0 21600 Z N"/></draw:custom-shape><draw:frame draw:id="id31" draw:style-name="a28" draw:name="Zone de texte 200" svg:x="2.88056in" svg:y="8.67852in" svg:width="3.9in" svg:height="1.58745in" style:rel-width="scale" style:rel-height="scale"><draw:text-box><text:p text:style-name="P7">Cée par :<text:s/></text:p><text:p text:style-name="P8"><text:span text:style-name="T9"><text:tab/></text:span><text:span text:style-name="T10">Mustapha Ait Omar</text:span></text:p><text:p text:style-name="P11"><text:tab/>Mustapha Boulanfad</text:p></draw:text-box><svg:title/><svg:desc/></draw:frame></draw:g></text:p>
      <text:p text:style-name="P1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 charge</dc:title>
    <dc:description/>
    <dc:subject/>
    <meta:initial-creator>MUSTAPHA</meta:initial-creator>
    <dc:creator>MUSTAPHA AITOMAR</dc:creator>
    <meta:creation-date>2021-03-24T11:18:00Z</meta:creation-date>
    <dc:date>2021-03-24T13:13:00Z</dc:date>
    <meta:template xlink:href="Normal" xlink:type="simple"/>
    <meta:editing-cycles>1</meta:editing-cycles>
    <meta:editing-duration>PT6900S</meta:editing-duration>
    <meta:document-statistic meta:page-count="2" meta:paragraph-count="1" meta:word-count="1" meta:character-count="8" meta:row-count="1" meta:non-whitespace-character-count="8"/>
  </office:meta>
</office:document-meta>
</file>